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08f9f0"/>
    </style:style>
    <style:style style:name="P3" style:family="paragraph" style:parent-style-name="Header_20_right">
      <style:paragraph-properties fo:text-align="end" style:justify-single-word="false"/>
      <style:text-properties style:text-underline-style="none" officeooo:rsid="001592c7" officeooo:paragraph-rsid="0008f9f0"/>
    </style:style>
    <style:style style:name="P4" style:family="paragraph" style:parent-style-name="Header">
      <style:paragraph-properties fo:text-align="end" style:justify-single-word="false"/>
      <style:text-properties officeooo:rsid="001592c7" officeooo:paragraph-rsid="0008f9f0"/>
    </style:style>
    <style:style style:name="P5" style:family="paragraph" style:parent-style-name="Subtitle">
      <style:text-properties officeooo:rsid="0014c225" officeooo:paragraph-rsid="0008f9f0"/>
    </style:style>
    <style:style style:name="P6" style:family="paragraph" style:parent-style-name="Subtitle">
      <style:text-properties officeooo:rsid="000edd85" officeooo:paragraph-rsid="0008f9f0"/>
    </style:style>
    <style:style style:name="P7" style:family="paragraph" style:parent-style-name="Text_20_body">
      <style:text-properties officeooo:rsid="0014c225" officeooo:paragraph-rsid="0008f9f0"/>
    </style:style>
    <style:style style:name="P8" style:family="paragraph" style:parent-style-name="Text_20_body">
      <style:paragraph-properties fo:text-align="justify" style:justify-single-word="false"/>
      <style:text-properties officeooo:rsid="0008f9f0" officeooo:paragraph-rsid="0008f9f0"/>
    </style:style>
    <style:style style:name="P9" style:family="paragraph" style:parent-style-name="Text_20_body">
      <style:paragraph-properties fo:text-align="justify" style:justify-single-word="false"/>
      <style:text-properties officeooo:rsid="000add22" officeooo:paragraph-rsid="000add22"/>
    </style:style>
    <style:style style:name="P10" style:family="paragraph" style:parent-style-name="Text_20_body">
      <style:paragraph-properties fo:text-align="justify" style:justify-single-word="false"/>
      <style:text-properties officeooo:rsid="000add22" officeooo:paragraph-rsid="000c2a96"/>
    </style:style>
    <style:style style:name="P11" style:family="paragraph" style:parent-style-name="Text_20_body">
      <style:paragraph-properties fo:text-align="justify" style:justify-single-word="false"/>
      <style:text-properties officeooo:rsid="000c2a96" officeooo:paragraph-rsid="000c2a96"/>
    </style:style>
    <style:style style:name="P12" style:family="paragraph" style:parent-style-name="Text_20_body">
      <style:paragraph-properties fo:text-align="justify" style:justify-single-word="false"/>
      <style:text-properties officeooo:rsid="000dbc83" officeooo:paragraph-rsid="000c2a96"/>
    </style:style>
    <style:style style:name="P13" style:family="paragraph" style:parent-style-name="Text_20_body">
      <style:paragraph-properties fo:text-align="justify" style:justify-single-word="false"/>
      <style:text-properties officeooo:rsid="00150bed" officeooo:paragraph-rsid="00150bed"/>
    </style:style>
    <style:style style:name="P14" style:family="paragraph" style:parent-style-name="Text_20_body">
      <style:paragraph-properties fo:text-align="justify" style:justify-single-word="false"/>
      <style:text-properties officeooo:rsid="00167b1c" officeooo:paragraph-rsid="00167b1c"/>
    </style:style>
    <style:style style:name="P15" style:family="paragraph" style:parent-style-name="Title">
      <style:paragraph-properties fo:text-align="center" style:justify-single-word="false"/>
      <style:text-properties officeooo:rsid="0014c225" officeooo:paragraph-rsid="0008f9f0"/>
    </style:style>
    <style:style style:name="P16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08f9f0"/>
    </style:style>
    <style:style style:name="P17" style:family="paragraph" style:parent-style-name="Heading">
      <style:paragraph-properties fo:text-align="justify" style:justify-single-word="false"/>
      <style:text-properties officeooo:rsid="0008f9f0" officeooo:paragraph-rsid="0008f9f0"/>
    </style:style>
    <style:style style:name="P18" style:family="paragraph" style:parent-style-name="Heading">
      <style:paragraph-properties fo:text-align="justify" style:justify-single-word="false"/>
      <style:text-properties officeooo:rsid="000c2a96" officeooo:paragraph-rsid="000c2a96"/>
    </style:style>
    <style:style style:name="P19" style:family="paragraph" style:parent-style-name="Heading">
      <style:paragraph-properties fo:text-align="justify" style:justify-single-word="false"/>
    </style:style>
    <style:style style:name="P20" style:family="paragraph" style:parent-style-name="Preformatted_20_Text">
      <style:paragraph-properties fo:text-align="justify" style:justify-single-word="false"/>
      <style:text-properties officeooo:rsid="000c2a96" officeooo:paragraph-rsid="000c2a96"/>
    </style:style>
    <style:style style:name="P21" style:family="paragraph" style:parent-style-name="Preformatted_20_Text">
      <style:text-properties fo:color="#000000" fo:font-size="10pt" style:font-size-asian="10pt" style:font-size-complex="10pt"/>
    </style:style>
    <style:style style:name="P22" style:family="paragraph" style:parent-style-name="Preformatted_20_Text">
      <style:text-properties officeooo:rsid="0018ecc1" officeooo:paragraph-rsid="0018ecc1"/>
    </style:style>
    <style:style style:name="P23" style:family="paragraph" style:parent-style-name="Preformatted_20_Text">
      <style:paragraph-properties fo:margin-top="0cm" fo:margin-bottom="0.3cm" loext:contextual-spacing="false"/>
    </style:style>
    <style:style style:name="P24" style:family="paragraph" style:parent-style-name="Preformatted_20_Text">
      <style:paragraph-properties fo:margin-top="0cm" fo:margin-bottom="0cm" loext:contextual-spacing="false"/>
      <style:text-properties style:font-name="DejaVu Sans Mono" fo:font-size="10pt" style:font-size-asian="10pt" style:font-size-complex="10pt"/>
    </style:style>
    <style:style style:name="P25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0pt" style:font-size-asian="10pt" style:font-size-complex="10pt"/>
    </style:style>
    <style:style style:name="P26" style:family="paragraph" style:parent-style-name="Illustration">
      <style:paragraph-properties fo:text-align="end" style:justify-single-word="false"/>
      <style:text-properties fo:color="#666666" fo:font-size="10pt" style:font-size-asian="10pt" style:font-size-complex="10pt"/>
    </style:style>
    <style:style style:name="P27" style:family="paragraph" style:parent-style-name="Illustration">
      <style:paragraph-properties fo:text-align="end" style:justify-single-word="false"/>
      <style:text-properties fo:color="#666666" fo:font-size="10pt" officeooo:rsid="001abf61" officeooo:paragraph-rsid="001abf61" style:font-size-asian="8.75pt" style:font-size-complex="10pt"/>
    </style:style>
    <style:style style:name="P28" style:family="paragraph" style:parent-style-name="Footnote">
      <style:text-properties officeooo:rsid="0018ecc1" officeooo:paragraph-rsid="0018ecc1"/>
    </style:style>
    <style:style style:name="P29" style:family="paragraph" style:parent-style-name="Heading_20_2">
      <style:paragraph-properties fo:text-align="justify" style:justify-single-word="false"/>
      <style:text-properties officeooo:rsid="0008f9f0" officeooo:paragraph-rsid="0008f9f0"/>
    </style:style>
    <style:style style:name="P30" style:family="paragraph" style:parent-style-name="Heading_20_2">
      <style:paragraph-properties fo:text-align="justify" style:justify-single-word="false"/>
      <style:text-properties officeooo:rsid="000c2a96" officeooo:paragraph-rsid="000c2a96"/>
    </style:style>
    <style:style style:name="P31" style:family="paragraph" style:parent-style-name="Heading_20_2">
      <style:paragraph-properties fo:text-align="justify" style:justify-single-word="false" fo:break-before="page"/>
      <style:text-properties officeooo:rsid="0008f9f0" officeooo:paragraph-rsid="0008f9f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1617"/>
    </style:style>
    <style:style style:name="T3" style:family="text">
      <style:text-properties officeooo:rsid="000edd85"/>
    </style:style>
    <style:style style:name="T4" style:family="text">
      <style:text-properties officeooo:rsid="000c2a96"/>
    </style:style>
    <style:style style:name="T5" style:family="text">
      <style:text-properties officeooo:rsid="00102cca"/>
    </style:style>
    <style:style style:name="T6" style:family="text">
      <style:text-properties officeooo:rsid="00126c78"/>
    </style:style>
    <style:style style:name="T7" style:family="text">
      <style:text-properties fo:font-style="italic"/>
    </style:style>
    <style:style style:name="T8" style:family="text">
      <style:text-properties officeooo:rsid="00170633"/>
    </style:style>
    <style:style style:name="T9" style:family="text">
      <style:text-properties officeooo:rsid="0018ecc1"/>
    </style:style>
    <style:style style:name="T10" style:family="text">
      <style:text-properties officeooo:rsid="001abf61"/>
    </style:style>
    <style:style style:name="T11" style:family="text">
      <style:text-properties officeooo:rsid="001b2cf9"/>
    </style:style>
    <style:style style:name="T12" style:family="text">
      <style:text-properties officeooo:rsid="001e69b5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rocław, <text:span text:style-name="T3">04</text:span>.0<text:span text:style-name="T3">4</text:span>.2017</text:p>
      <text:p text:style-name="P15"/>
      <text:p text:style-name="P15"/>
      <text:p text:style-name="P16">Laboratorium</text:p>
      <text:p text:style-name="P16">Technologii Sieciowych</text:p>
      <text:p text:style-name="P5">Temat:</text:p>
      <text:p text:style-name="P6">Badanie topologi<text:span text:style-name="T12">i</text:span> grafów sieciowych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utor:<text:span text:style-name="T1"> Bartosz Banasik</text:span></text:p>
      <text:p text:style-name="P3">Informatyka, semestr: 4</text:p>
      <text:p text:style-name="P2">Prowadzący:<text:span text:style-name="T1"> dr </text:span><text:span text:style-name="T2">Łukasz Krzywiecki</text:span></text:p>
      <text:h text:style-name="P31" text:outline-level="2">1. Wstęp</text:h>
      <text:p text:style-name="P17">1.1 Cele pracy</text:p>
      <text:p text:style-name="P8">Celem pracy jest zbadanie topologii grafu przedstawiającego sieć <text:span text:style-name="T9">internetową</text:span>.</text:p>
      <text:h text:style-name="P29" text:outline-level="2">2. Program <text:span text:style-name="T8">testujący</text:span> niezawodność<text:note text:id="ftn1" text:note-class="footnote"><text:note-citation>1</text:note-citation><text:note-body><text:p text:style-name="P28">Przykładowa implementacja na listingu nr 1.</text:p></text:note-body></text:note></text:h>
      <text:p text:style-name="P17">2.1 Wstępne wyjaśnienia</text:p>
      <text:p text:style-name="P9">Poprzez niezawodność sieci będziemy rozumieć prawdopodobieństwo nierozspójnienia takiej sieci w dowolnym interwale. <text:span text:style-name="T4">Każdej krawędzi ze zbioru E przypisujemy wartość niezawodności 0.95, daną pewną funkcją h(e).</text:span></text:p>
      <text:p text:style-name="P10">Graf G = &lt;V, E&gt; gdzie V – zbiór wierzchołków, E – zbiór krawędzi.</text:p>
      <text:p text:style-name="P18">2.2 Pierwszy test</text:p>
      <text:p text:style-name="P20">G = ([v1, v2, v3, v4, v5, v6, v7, v8, v9, v10, v11, v12, v13, v14, v15, v16, v17, v18, v19, v20], [{v1,v2}, {v2,v3}, {v3,v4}, {v4,v5}, {v5,v6}, {v6,v7}, {v7,v8}, {v8,v9}, {v9,v10}, {v10,v11}, {v11,v12}, {v12,v13}, {v13,v14}, {v14,v15}, {v15,v16}, {v16,v17}, {v17,v18}, {v18,v19}, {v19,v20}])</text:p>
      <text:p text:style-name="P20"/>
      <text:p text:style-name="P20">Output: <text:span text:style-name="T8">Testowana</text:span> niezawodnosc wynosi = 37.515 %</text:p>
      <text:p text:style-name="P20"/>
      <text:p text:style-name="P19">2.3 <text:span text:style-name="T4">Drugi test</text:span></text:p>
      <text:p text:style-name="P11">Dodajemy 1 krawędź o wartości niezawodności 0.95</text:p>
      <text:p text:style-name="P20">G1 = G + {v1,v20} </text:p>
      <text:p text:style-name="P20">Output: <text:span text:style-name="T8">Testowana</text:span> niezawodnosc wynosi = 73.653 %</text:p>
      <text:p text:style-name="P20"/>
      <text:p text:style-name="P18">2.4 Trzeci test</text:p>
      <text:p text:style-name="P11">Dodajemy jeszcze 2 krawędzie e(1,10) o niezawodności 0.8 i e(5,15) o niezawodności 0.7</text:p>
      <text:p text:style-name="P22">G2 = G1 + {{v1,v10}, {v5,v15}} : h({v1,v10}) = 0.8 , h({v5,v15}) = 0.7</text:p>
      <text:p text:style-name="P20">Output: <text:span text:style-name="T8">Testowana</text:span> niezawodnosc wynosi = 87.081 %</text:p>
      <text:p text:style-name="P20"/>
      <text:p text:style-name="P18"><text:soft-page-break/></text:p>
      <text:p text:style-name="P18">2.5 Czwarty test</text:p>
      <text:p text:style-name="P11">Dodajemy 4 nieistniejące wcześniej losowe kraw<text:span text:style-name="T5">ę</text:span>dzie o niezawodności 0.4</text:p>
      <text:p text:style-name="P20">Output: <text:span text:style-name="T8">Testowana</text:span> niezawodnosc wynosi = 86.516 %</text:p>
      <text:p text:style-name="P20"/>
      <text:p text:style-name="P11">Wnioski: Jak widzimy, <text:span text:style-name="T11">w</text:span>raz ze wzrostem ilości krawędzi niezawodność naszej sieci rośnie, ale do pewnego momentu. Podczas 4 testu widzimy, że po dodaniu losowych 4 krawędzi, o bardzo małej niezawodności, <text:span text:style-name="T8">testowana</text:span> niezawodność całej sieci <text:span text:style-name="T10">nieznacznie </text:span>spada.</text:p>
      <text:h text:style-name="P30" text:outline-level="2">3. Użyta metoda testowania</text:h>
      <text:p text:style-name="P11">Do testowania posłużyliśmy się metodą Monte Carlo.</text:p>
      <text:p text:style-name="P12">Dla każdej krawędzi losujemy wartość z zakresu [0,1), jeśli jest ona większa od danej niezawodności krawędzi, to usuwamy ją. Po przej<text:span text:style-name="T5">śc</text:span>iu po wszystkich krawędziach sprawdzamy spójność grafu. Jeśli jest spójny, to osiągnęliśmy sukces. Powtarzamy wszystko 100000 razy. Na podstawie tych danych je<text:span text:style-name="T5">steś</text:span>my w stanie określić niezawodność sieci. <text:span text:style-name="T6">Przykładowy kod wykorzystujący tę metodę napisany w języku Java 8.0 znajduje się na listingu nr 1.</text:span></text:p>
      <text:p text:style-name="P23"><draw:frame draw:style-name="fr1" draw:name="Frame1" text:anchor-type="paragraph" svg:x="-0.136cm" svg:y="0.764cm" svg:width="18.785cm" draw:z-index="0"><draw:text-box fo:min-height="4.949cm"><text:p text:style-name="P25">private static void test1() {</text:p><text:p text:style-name="P25"><text:s text:c="3"/></text:p><text:p text:style-name="P25"><text:s text:c="3"/>int zle = 0;</text:p><text:p text:style-name="P25"><text:s text:c="3"/></text:p><text:p text:style-name="P25"><text:s text:c="3"/>for(int i = 0; i &lt; <text:span text:style-name="T7">liczbaTestow</text:span>; i++) {</text:p><text:p text:style-name="P25"><text:s text:c="6"/>if(!<text:span text:style-name="T7">testNetwork</text:span>(<text:span text:style-name="T7">generate</text:span>(<text:span text:style-name="T7">N</text:span>))) zle++; </text:p><text:p text:style-name="P25"><text:s text:c="3"/>}</text:p><text:p text:style-name="P25"><text:s text:c="3"/>double p = (<text:span text:style-name="T7">liczbaTestow </text:span>- zle)/(<text:span text:style-name="T7">liczbaTestow </text:span>* 1.0) * 100.0;</text:p><text:p text:style-name="P25"><text:s text:c="3"/>System.<text:span text:style-name="T7">out</text:span>.println("Testowalismy Siec = "+<text:span text:style-name="T7">generate</text:span>(<text:span text:style-name="T7">N</text:span>).toString());</text:p><text:p text:style-name="P25"><text:s text:c="3"/>System.<text:span text:style-name="T7">out</text:span>.println("<text:span text:style-name="T8">Testowana</text:span> niezawodnosc wynosi = "+ p + " %");</text:p><text:p text:style-name="P25">}</text:p><text:p text:style-name="P24"/></draw:text-box></draw:frame></text:p>
      <text:p text:style-name="P26">listing 1</text:p>
      <text:p text:style-name="P13">Funkcja generete(N) jako argument przyjmuje liczb<text:span text:style-name="T11">ę</text:span> wierzchołków i zwraca nam dany graf, który jest poddawany testom. Przykładowy poj<text:span text:style-name="T11">e</text:span>dynczy test znajduje się na listingu nr 2.</text:p>
      <text:p text:style-name="P27"><draw:frame draw:style-name="fr1" draw:name="Frame2" text:anchor-type="paragraph" svg:x="0.076cm" svg:y="0.545cm" svg:width="18.415cm" draw:z-index="1"><draw:text-box fo:min-height="5.9cm"><text:p text:style-name="P21">private static boolean testNetwork(SimpleWeightedGraph&lt;String, DefaultWeightedEdge&gt; graph){</text:p><text:p text:style-name="P21"><text:s text:c="3"/>for(int i=1; i&lt;=<text:span text:style-name="T7">N</text:span>; i++)</text:p><text:p text:style-name="P21"><text:s text:c="7"/>{ <text:s text:c="2"/></text:p><text:p text:style-name="P21"><text:s text:c="10"/>for(int j=1; j&lt;=<text:span text:style-name="T7">N</text:span>; j++)</text:p><text:p text:style-name="P21"><text:s text:c="10"/>{</text:p><text:p text:style-name="P21"><text:s text:c="13"/>if(i &lt; j)</text:p><text:p text:style-name="P21"><text:s text:c="13"/>{</text:p><text:p text:style-name="P21"><text:s text:c="16"/>String vertex1 = "v" + Integer.<text:span text:style-name="T7">toString</text:span>(i);</text:p><text:p text:style-name="P21"><text:s text:c="17"/>String vertex2 = "v" + Integer.<text:span text:style-name="T7">toString</text:span>(j);</text:p><text:p text:style-name="P21"><text:s text:c="20"/></text:p><text:p text:style-name="P21"><text:s text:c="17"/>if(graph.containsEdge(vertex1, vertex2))</text:p><text:p text:style-name="P21"><text:s text:c="17"/>{</text:p><text:p text:style-name="P21"><text:s text:c="20"/>Random generator = new Random();</text:p><text:p text:style-name="P21"><text:s text:c="20"/>double p = generator.nextInt(10000+1)/10000.0;</text:p><text:p text:style-name="P21"><text:s text:c="20"/>if(p &gt; graph.getEdgeWeight(graph.getEdge(vertex1, vertex2)))</text:p><text:p text:style-name="P21"><text:s text:c="20"/>{</text:p><text:p text:style-name="P21"><text:s text:c="23"/>graph.removeEdge(vertex1, vertex2);</text:p><text:p text:style-name="P21"><text:s text:c="20"/>}</text:p><text:p text:style-name="P21"><text:s text:c="16"/>}</text:p><text:p text:style-name="P21"><text:s text:c="13"/>}</text:p><text:p text:style-name="P21"><text:s text:c="11"/>}</text:p><text:p text:style-name="P21"><text:s text:c="7"/></text:p><text:p text:style-name="P21"><text:s text:c="10"/>ConnectivityInspector inspector = new ConnectivityInspector(graph);</text:p><text:p text:style-name="P21"><text:s text:c="11"/>if(!inspector.isGraphConnected())</text:p><text:p text:style-name="P21"><text:s text:c="10"/>{</text:p><text:p text:style-name="P21"><text:s text:c="13"/>return false;</text:p><text:p text:style-name="P21"><text:s text:c="10"/>}</text:p><text:p text:style-name="P21"><text:s text:c="7"/>}</text:p><text:p text:style-name="P21"><text:s text:c="7"/>return true;</text:p><text:p text:style-name="P21">}</text:p></draw:text-box></draw:frame><text:soft-page-break/>listing 2</text:p>
      <text:p text:style-name="P14">Dla każdej pary w<text:span text:style-name="T11">i</text:span>erzchołków, tzn. dla krawędzi, losujemy prawdopodobieństwo rozspójnienia i porównujemy je z wartością dla danej krawędzi. Jeśli jest większa, usuwamy ją. W międzyczasie sprawdzamy spójność grafu. Jeśli graf przejdzie test, zwracamy ‘true’. W przypadku rozspójnienia zwracamy ‘false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ed_20_text" style:display-name="Preformated text" style:family="paragraph" style:parent-style-name="Text_20_body">
      <style:text-properties officeooo:rsid="000add2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01:43:16.496619295</meta:creation-date>
    <dc:date>2017-04-11T22:13:47.088754446</dc:date>
    <meta:editing-duration>PT40M48S</meta:editing-duration>
    <meta:editing-cycles>11</meta:editing-cycles>
    <meta:generator>LibreOffice/5.3.2.2$Linux_X86_64 LibreOffice_project/30m0$Build-2</meta:generator>
    <meta:document-statistic meta:table-count="0" meta:image-count="0" meta:object-count="0" meta:page-count="4" meta:paragraph-count="80" meta:word-count="506" meta:character-count="4055" meta:non-whitespace-character-count="3207"/>
  </office:meta>
</office:document-meta>
</file>